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897bb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Distance</text:p>
          </table:table-cell>
          <table:table-cell/>
          <table:table-cell table:style-name="ce1" office:value-type="string" calcext:value-type="string">
            <text:p>Total distance</text:p>
          </table:table-cell>
        </table:table-row>
        <table:table-row table:style-name="ro1">
          <table:table-cell office:value-type="string" calcext:value-type="string">
            <text:p>middle of nowhere</text:p>
          </table:table-cell>
          <table:table-cell table:style-name="ce2" office:value-type="string" calcext:value-type="string">
            <text:p><text:span text:style-name="T1">-</text:span><text:span text:style-name="T2">3.190433</text:span></text:p>
          </table:table-cell>
          <table:table-cell table:style-name="ce3" office:value-type="float" office:value="55.945481" calcext:value-type="float">
            <text:p>55.945481</text:p>
          </table:table-cell>
          <table:table-cell table:style-name="ce2" office:value-type="float" office:value="-3.189062" calcext:value-type="float">
            <text:p>-3.189062</text:p>
          </table:table-cell>
          <table:table-cell office:value-type="float" office:value="55.94351" calcext:value-type="float">
            <text:p>55.94351</text:p>
          </table:table-cell>
          <table:table-cell table:formula="of:=SQRT(([.D3]-[.B3])^2+([.E3]-[.C3])^2)" office:value-type="float" office:value="0.00240093356842516" calcext:value-type="float">
            <text:p>0.00240093356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 buildings</text:p>
          </table:table-cell>
          <table:table-cell table:style-name="ce2" office:value-type="float" office:value="-3.186153" calcext:value-type="float">
            <text:p>-3.186153</text:p>
          </table:table-cell>
          <table:table-cell table:style-name="ce3" office:value-type="float" office:value="55.944796" calcext:value-type="float">
            <text:p>55.944796</text:p>
          </table:table-cell>
          <table:table-cell table:style-name="ce2" office:value-type="float" office:value="-3.187708" calcext:value-type="float">
            <text:p>-3.187708</text:p>
          </table:table-cell>
          <table:table-cell office:value-type="float" office:value="55.944453" calcext:value-type="float">
            <text:p>55.944453</text:p>
          </table:table-cell>
          <table:table-cell table:formula="of:=SQRT(([.D4]-[.B4])^2+([.E4]-[.C4])^2)" office:value-type="float" office:value="0.00159237997977754" calcext:value-type="float">
            <text:p>0.00159237997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des building</text:p>
          </table:table-cell>
          <table:table-cell table:style-name="ce2" office:value-type="string" calcext:value-type="string">
            <text:p><text:span text:style-name="T1">-</text:span><text:span text:style-name="T2">3.186925</text:span></text:p>
          </table:table-cell>
          <table:table-cell office:value-type="float" office:value="55.943252" calcext:value-type="float">
            <text:p>55.943252</text:p>
          </table:table-cell>
          <table:table-cell table:style-name="ce3" office:value-type="float" office:value="-3.18669766187668" calcext:value-type="float">
            <text:p>-3.18669766187668</text:p>
          </table:table-cell>
          <table:table-cell office:value-type="float" office:value="55.9433602166557" calcext:value-type="float">
            <text:p>55.9433602166557</text:p>
          </table:table-cell>
          <table:table-cell table:formula="of:=SQRT(([.D5]-[.B5])^2+([.E5]-[.C5])^2)" office:value-type="float" office:value="0.000251780592732172" calcext:value-type="float">
            <text:p>0.00025178059273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69766187668" calcext:value-type="float">
            <text:p>-3.18669766187668</text:p>
          </table:table-cell>
          <table:table-cell table:style-name="ce3" office:value-type="float" office:value="55.9433602166557" calcext:value-type="float">
            <text:p>55.9433602166557</text:p>
          </table:table-cell>
          <table:table-cell table:style-name="ce3" office:value-type="float" office:value="-3.18648643791676" calcext:value-type="float">
            <text:p>-3.18648643791676</text:p>
          </table:table-cell>
          <table:table-cell office:value-type="float" office:value="55.9433925111409" calcext:value-type="float">
            <text:p>55.9433925111409</text:p>
          </table:table-cell>
          <table:table-cell table:formula="of:=SQRT(([.D6]-[.B6])^2+([.E6]-[.C6])^2)" office:value-type="float" office:value="0.000213678485160838" calcext:value-type="float">
            <text:p>0.00021367848516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48643791676" calcext:value-type="float">
            <text:p>-3.18648643791676</text:p>
          </table:table-cell>
          <table:table-cell table:style-name="ce3" office:value-type="float" office:value="55.9433925111409" calcext:value-type="float">
            <text:p>55.9433925111409</text:p>
          </table:table-cell>
          <table:table-cell table:style-name="ce2" office:value-type="string" calcext:value-type="string">
            <text:p><text:span text:style-name="T1">-</text:span><text:span text:style-name="T2">3.186126</text:span></text:p>
          </table:table-cell>
          <table:table-cell office:value-type="float" office:value="55.943397" calcext:value-type="float">
            <text:p>55.943397</text:p>
          </table:table-cell>
          <table:table-cell table:formula="of:=SQRT(([.D7]-[.B7])^2+([.E7]-[.C7])^2)" office:value-type="float" office:value="0.000360465867581907" calcext:value-type="float">
            <text:p>0.000360465867582</text:p>
          </table:table-cell>
          <table:table-cell/>
          <table:table-cell table:formula="of:=SUM([.F5:.F7])" office:value-type="float" office:value="0.000825924945474917" calcext:value-type="float">
            <text:p>0.000825924945475</text:p>
          </table:table-cell>
        </table:table-row>
        <table:table-row table:style-name="ro1">
          <table:table-cell office:value-type="string" calcext:value-type="string">
            <text:p>tricky path</text:p>
          </table:table-cell>
          <table:table-cell table:style-name="ce3" office:value-type="float" office:value="-3.186391" calcext:value-type="float">
            <text:p>-3.186391</text:p>
          </table:table-cell>
          <table:table-cell table:style-name="ce3" office:value-type="float" office:value="55.944383" calcext:value-type="float">
            <text:p>55.944383</text:p>
          </table:table-cell>
          <table:table-cell table:style-name="ce3" office:value-type="float" office:value="-3.18622693419456" calcext:value-type="float">
            <text:p>-3.18622693419456</text:p>
          </table:table-cell>
          <table:table-cell office:value-type="float" office:value="55.9444236674069" calcext:value-type="float">
            <text:p>55.9444236674069</text:p>
          </table:table-cell>
          <table:table-cell table:formula="of:=SQRT(([.D8]-[.B8])^2+([.E8]-[.C8])^2)" office:value-type="float" office:value="0.000169030844802737" calcext:value-type="float">
            <text:p>0.00016903084480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22693419456" calcext:value-type="float">
            <text:p>-3.18622693419456</text:p>
          </table:table-cell>
          <table:table-cell table:style-name="ce3" office:value-type="float" office:value="55.9444236674069" calcext:value-type="float">
            <text:p>55.9444236674069</text:p>
          </table:table-cell>
          <table:table-cell table:style-name="ce3" office:value-type="float" office:value="-3.186394572258" calcext:value-type="float">
            <text:p>-3.186394572258</text:p>
          </table:table-cell>
          <table:table-cell office:value-type="float" office:value="55.9445701149049" calcext:value-type="float">
            <text:p>55.9445701149049</text:p>
          </table:table-cell>
          <table:table-cell table:formula="of:=SQRT(([.D9]-[.B9])^2+([.E9]-[.C9])^2)" office:value-type="float" office:value="0.000222596922703378" calcext:value-type="float">
            <text:p>0.00022259692270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394572258" calcext:value-type="float">
            <text:p>-3.186394572258</text:p>
          </table:table-cell>
          <table:table-cell table:style-name="ce3" office:value-type="float" office:value="55.9445701149049" calcext:value-type="float">
            <text:p>55.9445701149049</text:p>
          </table:table-cell>
          <table:table-cell table:style-name="ce3" office:value-type="float" office:value="-3.18678081035614" calcext:value-type="float">
            <text:p>-3.18678081035614</text:p>
          </table:table-cell>
          <table:table-cell office:value-type="float" office:value="55.944815694851" calcext:value-type="float">
            <text:p>55.944815694851</text:p>
          </table:table-cell>
          <table:table-cell table:formula="of:=SQRT(([.D10]-[.B10])^2+([.E10]-[.C10])^2)" office:value-type="float" office:value="0.000457700096543448" calcext:value-type="float">
            <text:p>0.00045770009654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78081035614" calcext:value-type="float">
            <text:p>-3.18678081035614</text:p>
          </table:table-cell>
          <table:table-cell table:style-name="ce3" office:value-type="float" office:value="55.944815694851" calcext:value-type="float">
            <text:p>55.944815694851</text:p>
          </table:table-cell>
          <table:table-cell table:style-name="ce2" office:value-type="string" calcext:value-type="string">
            <text:p><text:span text:style-name="T1">-</text:span><text:span text:style-name="T2">3.18692</text:span></text:p>
          </table:table-cell>
          <table:table-cell office:value-type="float" office:value="55.944946" calcext:value-type="float">
            <text:p>55.944946</text:p>
          </table:table-cell>
          <table:table-cell table:formula="of:=SQRT(([.D11]-[.B11])^2+([.E11]-[.C11])^2)" office:value-type="float" office:value="0.000190665122169476" calcext:value-type="float">
            <text:p>0.000190665122169</text:p>
          </table:table-cell>
          <table:table-cell/>
          <table:table-cell table:formula="of:=SUM([.F8:.F11])" office:value-type="float" office:value="0.00103999298621904" calcext:value-type="float">
            <text:p>0.001039992986219</text:p>
          </table:table-cell>
        </table:table-row>
        <table:table-row table:style-name="ro1">
          <table:table-cell office:value-type="string" calcext:value-type="string">
            <text:p>3 buildings</text:p>
          </table:table-cell>
          <table:table-cell table:style-name="ce2" office:value-type="string" calcext:value-type="string">
            <text:p><text:span text:style-name="T1">-</text:span><text:span text:style-name="T2">3.186324</text:span></text:p>
          </table:table-cell>
          <table:table-cell table:style-name="ce3" office:value-type="float" office:value="55.942891" calcext:value-type="float">
            <text:p>55.942891</text:p>
          </table:table-cell>
          <table:table-cell table:style-name="ce3" office:value-type="float" office:value="-3.18622693419456" calcext:value-type="float">
            <text:p>-3.18622693419456</text:p>
          </table:table-cell>
          <table:table-cell office:value-type="float" office:value="55.9444236674069" calcext:value-type="float">
            <text:p>55.9444236674069</text:p>
          </table:table-cell>
          <table:table-cell table:formula="of:=SQRT(([.D12]-[.B12])^2+([.E12]-[.C12])^2)" office:value-type="float" office:value="0.00153573798242646" calcext:value-type="float">
            <text:p>0.00153573798242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22693419456" calcext:value-type="float">
            <text:p>-3.18622693419456</text:p>
          </table:table-cell>
          <table:table-cell table:style-name="ce3" office:value-type="float" office:value="55.9444236674069" calcext:value-type="float">
            <text:p>55.9444236674069</text:p>
          </table:table-cell>
          <table:table-cell table:style-name="ce3" office:value-type="float" office:value="-3.18656623363495" calcext:value-type="float">
            <text:p>-3.18656623363495</text:p>
          </table:table-cell>
          <table:table-cell office:value-type="float" office:value="55.9448772773455" calcext:value-type="float">
            <text:p>55.9448772773455</text:p>
          </table:table-cell>
          <table:table-cell table:formula="of:=SQRT(([.D13]-[.B13])^2+([.E13]-[.C13])^2)" office:value-type="float" office:value="0.00056646808092095" calcext:value-type="float">
            <text:p>0.00056646808092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656623363495" calcext:value-type="float">
            <text:p>-3.18656623363495</text:p>
          </table:table-cell>
          <table:table-cell table:style-name="ce3" office:value-type="float" office:value="55.9448772773455" calcext:value-type="float">
            <text:p>55.9448772773455</text:p>
          </table:table-cell>
          <table:table-cell table:style-name="ce3" office:value-type="float" office:value="-3.18711340427399" calcext:value-type="float">
            <text:p>-3.18711340427399</text:p>
          </table:table-cell>
          <table:table-cell office:value-type="float" office:value="55.9455531763378" calcext:value-type="float">
            <text:p>55.9455531763378</text:p>
          </table:table-cell>
          <table:table-cell table:formula="of:=SQRT(([.D14]-[.B14])^2+([.E14]-[.C14])^2)" office:value-type="float" office:value="0.000869617821758236" calcext:value-type="float">
            <text:p>0.00086961782175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711340427399" calcext:value-type="float">
            <text:p>-3.18711340427399</text:p>
          </table:table-cell>
          <table:table-cell table:style-name="ce3" office:value-type="float" office:value="55.9455531763378" calcext:value-type="float">
            <text:p>55.9455531763378</text:p>
          </table:table-cell>
          <table:table-cell table:style-name="ce2" office:value-type="string" calcext:value-type="string">
            <text:p><text:span text:style-name="T1">-</text:span><text:span text:style-name="T2">3.187494</text:span></text:p>
          </table:table-cell>
          <table:table-cell office:value-type="float" office:value="55.945703" calcext:value-type="float">
            <text:p>55.945703</text:p>
          </table:table-cell>
          <table:table-cell table:formula="of:=SQRT(([.D15]-[.B15])^2+([.E15]-[.C15])^2)" office:value-type="float" office:value="0.000409023515735619" calcext:value-type="float">
            <text:p>0.000409023515736</text:p>
          </table:table-cell>
          <table:table-cell/>
          <table:table-cell table:formula="of:=SUM([.F12:.F15])" office:value-type="float" office:value="0.00338084740084127" calcext:value-type="float">
            <text:p>0.003380847400841</text:p>
          </table:table-cell>
        </table:table-row>
        <table:table-row table:style-name="ro1">
          <table:table-cell office:value-type="string" calcext:value-type="string">
            <text:p>avoids out of confinement</text:p>
          </table:table-cell>
          <table:table-cell table:style-name="ce2" office:value-type="string" calcext:value-type="string">
            <text:p><text:span text:style-name="T1">-</text:span><text:span text:style-name="T2">3.189626</text:span></text:p>
          </table:table-cell>
          <table:table-cell table:style-name="ce3" office:value-type="float" office:value="55.942625" calcext:value-type="float">
            <text:p>55.942625</text:p>
          </table:table-cell>
          <table:table-cell table:style-name="ce3" office:value-type="float" office:value="-3.18970844149589" calcext:value-type="float">
            <text:p>-3.18970844149589</text:p>
          </table:table-cell>
          <table:table-cell office:value-type="float" office:value="55.9428082021046" calcext:value-type="float">
            <text:p>55.9428082021046</text:p>
          </table:table-cell>
          <table:table-cell table:formula="of:=SQRT(([.D16]-[.B16])^2+([.E16]-[.C16])^2)" office:value-type="float" office:value="0.000200897016860748" calcext:value-type="float">
            <text:p>0.00020089701686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970844149589" calcext:value-type="float">
            <text:p>-3.18970844149589</text:p>
          </table:table-cell>
          <table:table-cell table:style-name="ce3" office:value-type="float" office:value="55.9428082021046" calcext:value-type="float">
            <text:p>55.9428082021046</text:p>
          </table:table-cell>
          <table:table-cell table:style-name="ce3" office:value-type="float" office:value="-3.18850547075272" calcext:value-type="float">
            <text:p>-3.18850547075272</text:p>
          </table:table-cell>
          <table:table-cell office:value-type="float" office:value="55.9429929588712" calcext:value-type="float">
            <text:p>55.9429929588712</text:p>
          </table:table-cell>
          <table:table-cell table:formula="of:=SQRT(([.D17]-[.B17])^2+([.E17]-[.C17])^2)" office:value-type="float" office:value="0.00121707586933865" calcext:value-type="float">
            <text:p>0.00121707586933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3.18850547075272" calcext:value-type="float">
            <text:p>-3.18850547075272</text:p>
          </table:table-cell>
          <table:table-cell table:style-name="ce3" office:value-type="float" office:value="55.9429929588712" calcext:value-type="float">
            <text:p>55.9429929588712</text:p>
          </table:table-cell>
          <table:table-cell table:style-name="ce2" office:value-type="string" calcext:value-type="string">
            <text:p><text:span text:style-name="T1">-</text:span><text:span text:style-name="T2">3.188306</text:span></text:p>
          </table:table-cell>
          <table:table-cell office:value-type="float" office:value="55.942624" calcext:value-type="float">
            <text:p>55.942624</text:p>
          </table:table-cell>
          <table:table-cell table:formula="of:=SQRT(([.D18]-[.B18])^2+([.E18]-[.C18])^2)" office:value-type="float" office:value="0.0004194272640091" calcext:value-type="float">
            <text:p>0.000419427264009</text:p>
          </table:table-cell>
          <table:table-cell/>
          <table:table-cell table:formula="of:=SUM([.F16:.F18])" office:value-type="float" office:value="0.0018374001502085" calcext:value-type="float">
            <text:p>0.001837400150209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QRT(([.D19]-[.B19])^2+([.E19]-[.C19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0]-[.B20])^2+([.E20]-[.C20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1]-[.B21])^2+([.E21]-[.C21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2]-[.B22])^2+([.E22]-[.C22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3]-[.B23])^2+([.E23]-[.C23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4]-[.B24])^2+([.E24]-[.C24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5]-[.B25])^2+([.E25]-[.C25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6]-[.B26])^2+([.E26]-[.C26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7]-[.B27])^2+([.E27]-[.C27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8]-[.B28])^2+([.E28]-[.C28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29]-[.B29])^2+([.E29]-[.C29])^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QRT(([.D30]-[.B30])^2+([.E30]-[.C30])^2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3:29:17.679000000</meta:creation-date>
    <dc:date>2020-11-18T12:08:50.126000000</dc:date>
    <meta:editing-duration>P7DT10H56M</meta:editing-duration>
    <meta:editing-cycles>3</meta:editing-cycles>
    <meta:generator>LibreOffice/7.0.1.2$Windows_X86_64 LibreOffice_project/7cbcfc562f6eb6708b5ff7d7397325de9e764452</meta:generator>
    <meta:document-statistic meta:table-count="1" meta:cell-count="108" meta:object-count="0"/>
  </office:meta>
</office:document-meta>
</file>